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svg:font-family="Courier" style:font-family-generic="modern" style:font-pitch="fixed"/>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text-align="center" style:justify-single-word="false" fo:orphans="0" fo:widows="0"/>
      <style:text-properties fo:font-size="18pt" fo:font-weight="bold" style:font-size-asian="18pt" style:font-weight-asian="bold" style:font-size-complex="18pt"/>
    </style:style>
    <style:style style:name="P2" style:family="paragraph" style:parent-style-name="Normal">
      <style:paragraph-properties fo:text-align="center" style:justify-single-word="false" fo:orphans="0" fo:widows="0"/>
      <style:text-properties fo:font-size="18pt" style:font-size-asian="18pt" style:font-size-complex="18pt"/>
    </style:style>
    <style:style style:name="P3" style:family="paragraph" style:parent-style-name="Normal">
      <style:paragraph-properties fo:text-align="center" style:justify-single-word="false" fo:orphans="0" fo:widows="0"/>
      <style:text-properties fo:font-size="24pt" fo:font-weight="bold" style:font-size-asian="24pt" style:font-weight-asian="bold" style:font-size-complex="24pt"/>
    </style:style>
    <style:style style:name="P4" style:family="paragraph" style:parent-style-name="Normal">
      <style:paragraph-properties fo:text-align="center" style:justify-single-word="false" fo:orphans="0" fo:widows="0"/>
      <style:text-properties fo:font-size="24pt" style:font-size-asian="24pt" style:font-size-complex="24pt"/>
    </style:style>
    <style:style style:name="P5" style:family="paragraph" style:parent-style-name="Normal">
      <style:paragraph-properties fo:orphans="0" fo:widows="0"/>
      <style:text-properties fo:font-size="14pt" fo:font-weight="bold" style:font-size-asian="14pt" style:font-weight-asian="bold" style:font-size-complex="14pt"/>
    </style:style>
    <style:style style:name="P6" style:family="paragraph" style:parent-style-name="Normal">
      <style:paragraph-properties fo:margin-left="1in" fo:margin-right="1in" fo:text-align="center" style:justify-single-word="false" fo:orphans="0" fo:widows="0" fo:text-indent="0in" style:auto-text-indent="false" fo:padding="0in" fo:border="0.0102in solid #000000" style:shadow="#000000 0.0102in 0.0102in">
        <style:tab-stops/>
      </style:paragraph-properties>
      <style:text-properties fo:font-size="24pt" fo:font-weight="bold" style:font-size-asian="24pt" style:font-weight-asian="bold" style:font-size-complex="24pt"/>
    </style:style>
    <style:style style:name="P7" style:family="paragraph" style:parent-style-name="Normal">
      <style:paragraph-properties fo:margin-left="4.5in" fo:margin-right="0in" fo:orphans="0" fo:widows="0" fo:text-indent="0in" style:auto-text-indent="false">
        <style:tab-stops/>
      </style:paragraph-properties>
      <style:text-properties fo:font-size="14pt" fo:font-weight="bold" style:font-size-asian="14pt" style:font-weight-asian="bold" style:font-size-complex="14pt"/>
    </style:style>
    <style:style style:name="P8" style:family="paragraph" style:parent-style-name="tx">
      <style:paragraph-properties fo:orphans="0" fo:widows="0"/>
    </style:style>
    <style:style style:name="P9" style:family="paragraph" style:parent-style-name="tx">
      <style:paragraph-properties fo:orphans="0" fo:widows="0"/>
      <style:text-properties style:font-name="Courier"/>
    </style:style>
    <style:style style:name="P10" style:family="paragraph" style:parent-style-name="Heading_20_1" style:master-page-name="MP1">
      <style:paragraph-properties fo:orphans="0" fo:widows="0" style:page-number="auto" fo:break-before="page"/>
    </style:style>
    <style:style style:name="P11" style:family="paragraph" style:parent-style-name="Normal" style:master-page-name="MP0">
      <style:paragraph-properties fo:orphans="0" fo:widows="0" style:page-number="auto" fo:break-before="page"/>
    </style:style>
    <style:style style:name="P12" style:family="paragraph" style:parent-style-name="Normal">
      <style:paragraph-properties fo:margin-left="0in" fo:margin-right="0in" fo:orphans="0" fo:widows="0" fo:text-indent="0in" style:auto-text-indent="false">
        <style:tab-stops/>
      </style:paragraph-properties>
      <style:text-properties fo:font-size="14pt" fo:font-weight="bold" style:font-size-asian="14pt" style:font-weight-asian="bold" style:font-size-complex="14pt"/>
    </style:style>
    <style:style style:name="P13" style:family="paragraph" style:parent-style-name="Normal">
      <style:paragraph-properties fo:margin-left="0in" fo:margin-right="0in" fo:orphans="0" fo:widows="0" fo:text-indent="0in" style:auto-text-indent="false">
        <style:tab-stops/>
      </style:paragraph-properties>
      <style:text-properties fo:font-size="12pt" fo:font-weight="bold" style:font-size-asian="12pt" style:font-weight-asian="bold" style:font-size-complex="12pt"/>
    </style:style>
    <style:style style:name="T1" style:family="text">
      <style:text-properties fo:font-size="10pt" style:font-size-asian="10pt"/>
    </style:style>
    <style:style style:name="T2" style:family="text">
      <style:text-properties style:font-name="Times" style:font-name-complex="Times"/>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style:font-name="Courie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
      <text:p text:style-name="P3"/>
      <text:p text:style-name="P6">Macintosh Supplement</text:p>
      <text:p text:style-name="P6">for HMSL</text:p>
      <text:p text:style-name="P4"/>
      <text:p text:style-name="P4">Version 4.21</text:p>
      <text:p text:style-name="P2"/>
      <text:p text:style-name="P2"/>
      <text:p text:style-name="P1">Hierarchical Music</text:p>
      <text:p text:style-name="P1">Specification Language</text:p>
      <text:p text:style-name="P1"/>
      <text:p text:style-name="P1"/>
      <text:p text:style-name="P3"/>
      <text:p text:style-name="P3"/>
      <text:p text:style-name="P3"/>
      <text:p text:style-name="P3"/>
      <text:p text:style-name="P3"/>
      <text:p text:style-name="P3"/>
      <text:p text:style-name="P5">by Phil Burk</text:p>
      <text:p text:style-name="P5"/>
      <text:p text:style-name="P5">January 1993</text:p>
      <text:p text:style-name="P5"/>
      <text:p text:style-name="P7">Frog Peak Music</text:p>
      <text:p text:style-name="P7">P.O. Box ----------</text:p>
      <text:p text:style-name="P7">San Rafael, CA</text:p>
      <text:p text:style-name="P7">94915-1051 USA</text:p>
      <text:h text:style-name="P10" text:outline-level="1"><text:span text:style-name="Default_20_Paragraph_20_Font"><text:span text:style-name="T1">HMSL</text:span></text:span><text:span text:style-name="Default_20_Paragraph_20_Font"><text:span text:style-name="T2"> </text:span></text:span><text:span text:style-name="Default_20_Paragraph_20_Font"><text:span text:style-name="T1">Licensing and Conditions of Use</text:span></text:span></text:h>
      <text:p text:style-name="P8"><text:span text:style-name="Default_20_Paragraph_20_Font"><text:span text:style-name="T3">Turnkey (compiled) images of code written in HMSL may not be sold or distributed.</text:span></text:span> <text:s/><text:span text:style-name="Default_20_Paragraph_20_Font"><text:span text:style-name="T3">No applications written in HMSL may be sold, or distributed without written permission from the authors.</text:span></text:span></text:p>
      <text:p text:style-name="P8">Only copies directly obtained from <text:span text:style-name="Default_20_Paragraph_20_Font"><text:span text:style-name="T4">Frog Peak Music</text:span></text:span>, or the authors are licensed for use. <text:s/>The software is not copy-protected, but identification codes are embedded in the software, so that all legal copies may be kept track of. <text:s/>No support of any kind will be given to unauthorized copies.</text:p>
      <text:p text:style-name="P8">No copies of HMSL may be made by anyone other than <text:span text:style-name="Default_20_Paragraph_20_Font"><text:span text:style-name="T4">Frog Peak Music</text:span></text:span>, or the authors, except for personal backups. No additions, changes, modifications, or deletions of the source code may be made or distributed in any fashion, except for personal use, whether or not there is any remuneration, by anyone other than the aforementioned three authors. <text:s/>Pieces written in HMSL code may be freely traded among authorized HMSL users, but not purchased or sold, and only for the purposes of non-commercial distribution of musical and theoretical ideas. <text:s/>Only the source code written specifically for these pieces, which is separate and distinct from that source code supplied with HMSL, may be distributed, <text:span text:style-name="Default_20_Paragraph_20_Font"><text:span text:style-name="T3">not HMSL itself.</text:span></text:span></text:p>
      <text:p text:style-name="P8">Revisions of the system must be obtained from <text:span text:style-name="Default_20_Paragraph_20_Font"><text:span text:style-name="T4">Frog Peak Music</text:span></text:span>. It is strictly prohibited to copy revisions for other's use. <text:s/>Authorized users may make backups for their own use, and in some cases, arrangements may be made for multiple copies in a studio situation. <text:s/>However, if this is the case, written permission must be obtained from <text:span text:style-name="Default_20_Paragraph_20_Font"><text:span text:style-name="T4">Frog Peak Music</text:span></text:span>.</text:p>
      <text:p text:style-name="P8">The philosophy behind the distribution of HMSL is that we want the user to be as <text:span text:style-name="Default_20_Paragraph_20_Font"><text:span text:style-name="T4">experimental as possible</text:span></text:span> with its use, and we intend the language to be, of course, fully <text:span text:style-name="Default_20_Paragraph_20_Font"><text:span text:style-name="T4">extensible</text:span></text:span> and <text:span text:style-name="Default_20_Paragraph_20_Font"><text:span text:style-name="T4">customizable</text:span></text:span>. <text:s/>We fully expect that after a few months with a creative user, we may not recognize it. <text:s/>For this reason, however, we want to be centrally responsible for the language itself, and ask that people don't distribute their changes. <text:s/>Any interesting modifications, extensions, bug-fixes, or conceptual alterations will be considered for inclusion into the canonical version, but we reserve the right to be the sole distributor of that version—kind of "hubware." <text:s/>We consider HMSL users to be members of a kind of experimental "network" , and our intent is to help facilitate music experimentation. <text:s/>To do this, we want to keep control of HMSL itself. <text:s/>We encourage communication and interaction among users of the language.</text:p>
      <text:p text:style-name="P8">For more information, call (---) --------, or write to Larry Polansky, Phil Burk, or David Rosenboom, Frog Peak Music, Box A36, Hanover, NH 03755; or Larry Polansky, Dept. of Music, Dartmouth College, Hanover, New Hampshire <text:s/>03755. </text:p>
      <text:p text:style-name="P8">Email on Internet: </text:p>
      <text:p text:style-name="P9">phil@---.com </text:p>
      <text:p text:style-name="P8">— or —</text:p>
      <text:p text:style-name="P8"><text:span text:style-name="Default_20_Paragraph_20_Font"><text:span text:style-name="T5">larry.polansky@---------------.edu</text:span></text:span>.</text:p>
      <text:p text:style-name="P8">HMSL and this manual are copyright © 1987 Larry Polansky, David Rosenboom, and Phil Burk. All rights reserved.</text:p>
      <text:p text:style-name="P8">HMSL is produced and distributed by:</text:p>
      <text:p text:style-name="P8"><text:tab/>Frog Peak Music (A Composers' Collective), Box A36, Hanover, New Hampshire, <text:s/>03755</text:p>
      <text:p text:style-name="P8">You may also contact Phil Burk through:</text:p>
      <text:p text:style-name="P8"><text:tab/>Delta Research, <text:s/>-------------------, <text:s/>San Rafael, CA, 94915, <text:s/>---------------</text:p>
      <text:p text:style-name="P12"/>
      <text:p text:style-name="P13">As of 2013, contact the authors through: http://www.softsynth.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svg:font-family="Courier" style:font-family-generic="modern" style:font-pitch="fixed"/>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New York"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028in" fo:margin-bottom="0.139in" fo:text-align="center" style:justify-single-word="false" fo:hyphenation-ladder-count="no-limit" fo:padding="0in" fo:border-left="none" fo:border-right="none" fo:border-top="none" fo:border-bottom="0.0209in solid #000000" style:shadow="none" fo:keep-with-next="always"/>
      <style:text-properties style:font-name="Helvetica" fo:font-size="18pt" fo:font-weight="bold" style:font-size-asian="18pt" style:font-weight-asian="bold" style:font-name-complex="Helvetica" fo:hyphenate="false" fo:hyphenation-remain-char-count="0" fo:hyphenation-push-char-count="0"/>
    </style:style>
    <style:style style:name="Normal" style:family="paragraph">
      <style:paragraph-properties fo:hyphenation-ladder-count="no-limit"/>
      <style:text-properties style:font-name="Times" fo:font-size="12pt" style:font-size-asian="12pt" style:font-name-complex="Times" fo:hyphenate="false" fo:hyphenation-remain-char-count="0" fo:hyphenation-push-char-count="0"/>
    </style:style>
    <style:style style:name="Endnote_20_Text" style:display-name="Endnote Text" style:family="paragraph" style:parent-style-name="Normal">
      <style:paragraph-properties fo:hyphenation-ladder-count="no-limit"/>
      <style:text-properties fo:font-size="10pt" style:font-size-asian="10pt" fo:hyphenate="false" fo:hyphenation-remain-char-count="0" fo:hyphenation-push-char-count="0"/>
    </style:style>
    <style:style style:name="tx" style:family="paragraph" style:parent-style-name="Normal">
      <style:paragraph-properties fo:margin-left="0.25in" fo:margin-right="0in" fo:margin-top="0.028in" fo:margin-bottom="0.0555in" fo:hyphenation-ladder-count="no-limit" fo:text-indent="0in" style:auto-text-indent="false">
        <style:tab-stops/>
      </style:paragraph-properties>
      <style:text-properties fo:font-size="10pt" style:font-size-asian="10pt" fo:hyphenate="false" fo:hyphenation-remain-char-count="0" fo:hyphenation-push-char-count="0"/>
    </style:style>
    <style:style style:name="Default_20_Paragraph_20_Font" style:display-name="Default Paragraph Font" style:family="text"/>
    <style:style style:name="Endnote_20_Text_20_Char" style:display-name="Endnote Text Char" style:family="text" style:parent-style-name="Default_20_Paragraph_20_Font">
      <style:text-properties style:font-name="Times" style:font-name-complex="Times"/>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i"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6</meta:generator>
    <dc:title/>
    <dc:subject/>
    <meta:initial-creator>EZ</meta:initial-creator>
    <dc:creator>Phil Burk</dc:creator>
    <meta:creation-date>2013-07-07T01:30:00Z</meta:creation-date>
    <dc:date>2013-07-06T18:40:47</dc:date>
    <meta:editing-cycles>3</meta:editing-cycles>
    <meta:editing-duration>PT00H05M34S</meta:editing-duration>
    <meta:document-statistic meta:table-count="0" meta:image-count="0" meta:object-count="0" meta:page-count="2" meta:paragraph-count="28" meta:word-count="545" meta:character-count="3381"/>
    <meta:template xlink:type="simple" xlink:actuate="onRequest" xlink:title="" xlink:href="Normal.dotm"/>
  </office:meta>
</office:document-meta>
</file>